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25_20-03-06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9-25_17-56-25_000.jpg</text:p>
          </table:table-cell>
          <table:table-cell office:value-type="string">
            <text:p>:m 1*1 RES / 245 208*1#1 / 『国際金融』　奥田宏司、神澤正典編著 / p.209 住宅ローン　サブプライム層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9-25_16-25-45_000.jpg</text:p>
          </table:table-cell>
          <table:table-cell office:value-type="string">
            <text:p>:m 3*3 RES / 245 202*10#1 / 『相対論的量子論』　中西襄 / p.136 ブラケット　&lt;m|n&gt; (φm,φn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9-25_16-25-24_000.jpg</text:p>
          </table:table-cell>
          <table:table-cell office:value-type="string">
            <text:p>:m 1-2*3 RES / 245 202*10#1 / 『相対論的量子論』　中西襄 / p.125 ボース粒子　フェルミ粒子　重ね合わせ　状態ベクトル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9-25_14-17-46_000.jpg</text:p>
          </table:table-cell>
          <table:table-cell office:value-type="string">
            <text:p>:m 1*1 prog / 35*1#2 / EQ / memo / <text:s/>data structur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9-25_09-52-34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9-25_08-20-06_000.jpg</text:p>
          </table:table-cell>
          <table:table-cell office:value-type="string">
            <text:p>:m 1-2*2 RES / 245 159*42#1 / 『やさしい位相幾何学の話』 / p.172 DEF+ PROPO.11 (X-F1) ∩ (X-F2) Uλ(X-Fλ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2017/09/26</text:date>, <text:time>06:4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06:47:38.67</dc:date>
    <dc:creator>iwabuchi ken</dc:creator>
    <meta:generator>OpenOffice/4.1.3$Win32 OpenOffice.org_project/413m1$Build-9783</meta:generator>
    <meta:editing-duration>PT17M47S</meta:editing-duration>
    <meta:editing-cycles>6</meta:editing-cycles>
    <meta:document-statistic meta:table-count="1" meta:cell-count="24" meta:object-count="0"/>
  </office:meta>
</office:document-meta>
</file>